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0">
            <text:p>0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Sheet1.H29" table:end-x="0.0661in" table:end-y="0.1571in" draw:z-index="0" draw:style-name="gr1" svg:width="6.289in" svg:height="3.535in" svg:x="0in" svg:y="0.0004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1/04/2014</text:date>, <text:time>19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20M27S</meta:editing-duration>
    <meta:editing-cycles>3</meta:editing-cycles>
    <meta:generator>OpenOffice.org/3.3$Win32 OpenOffice.org_project/330m20$Build-9567</meta:generator>
    <dc:date>2014-01-04T19:13:35.77</dc:date>
    <meta:document-statistic meta:table-count="3" meta:cell-count="2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8.98cm" xlink:href=".." xlink:type="simple" chart:class="chart:line" chart:style-name="ch1">
        <chart:title svg:x="6.409cm" svg:y="0.315cm" chart:style-name="ch2">
          <text:p>Burndown chart</text:p>
        </chart:title>
        <chart:legend chart:legend-position="end" svg:x="14.187cm" svg:y="3.944cm" chart:style-name="ch3"/>
        <chart:plot-area chart:style-name="ch4" table:cell-range-address="Sheet1.A7:Sheet1.A8 Sheet1.C7:Sheet1.F8" chart:data-source-has-labels="column" svg:x="1.357cm" svg:y="1.631cm" svg:width="12.192cm" svg:height="6.162cm">
          <chartooo:coordinate-region svg:x="1.978cm" svg:y="1.843cm" svg:width="11.477cm" svg:height="5.277cm"/>
          <chart:axis chart:dimension="x" chart:name="primary-x" chart:style-name="ch5">
            <chart:title svg:x="5.292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